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office:font-face-decls>
  <office:automatic-styles>
    <style:style style:name="P1" style:family="paragraph" style:parent-style-name="Text_20_body">
      <style:text-properties officeooo:rsid="0013eaab" officeooo:paragraph-rsid="0013eaab"/>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fo:font-style="italic"/>
    </style:style>
    <style:style style:name="T1" style:family="text">
      <style:text-properties fo:color="#dcdcdc" loext:opacity="100%" fo:background-color="transparent" loext:char-shading-value="0"/>
    </style:style>
    <style:style style:name="T2" style:family="text">
      <style:text-properties fo:color="#9cdcfe" loext:opacity="100%" fo:background-color="transparent" loext:char-shading-value="0"/>
    </style:style>
    <style:style style:name="T3" style:family="text">
      <style:text-properties fo:color="#b8d7a3" loext:opacity="100%" fo:background-color="transparent" loext:char-shading-value="0"/>
    </style:style>
    <style:style style:name="T4" style:family="text">
      <style:text-properties fo:color="#4ec9b0" loext:opacity="100%" fo:background-color="transparent" loext:char-shading-value="0"/>
    </style:style>
    <style:style style:name="T5" style:family="text">
      <style:text-properties fo:color="#9b9b9b" loext:opacity="100%" fo:background-color="transparent" loext:char-shading-value="0"/>
    </style:style>
    <style:style style:name="T6" style:family="text">
      <style:text-properties fo:color="#57a64a" loext:opacity="100%" fo:background-color="transparent" loext:char-shading-value="0"/>
    </style:style>
    <style:style style:name="T7" style:family="text">
      <style:text-properties fo:color="#57a64a" loext:opacity="100%" fo:font-style="italic" fo:background-color="transparent" loext:char-shading-value="0"/>
    </style:style>
    <style:style style:name="T8" style:family="text">
      <style:text-properties fo:color="#d69d85" loext:opacity="100%" fo:background-color="transparent" loext:char-shading-value="0"/>
    </style:style>
    <style:style style:name="T9" style:family="text">
      <style:text-properties fo:color="#ffd700" loext:opacity="100%" fo:background-color="transparent" loext:char-shading-value="0"/>
    </style:style>
    <style:style style:name="T10" style:family="text">
      <style:text-properties fo:color="#569cd6" loext:opacity="100%" fo:background-color="transparent" loext:char-shading-value="0"/>
    </style:style>
    <style:style style:name="T11" style:family="text">
      <style:text-properties officeooo:rsid="0013eaab"/>
    </style:style>
    <style:style style:name="T12" style:family="text">
      <style:text-properties officeooo:rsid="0014ffdd"/>
    </style:style>
    <style:style style:name="T13" style:family="text">
      <style:text-properties officeooo:rsid="001508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a Raspberry Pi as a Wired Network Router and DNS Server</text:h>
      <text:p text:style-name="Text_20_body"><text:span text:style-name="Strong_20_Emphasis">Context:</text:span> I’m in the process of setting up a wired home network, and while my cabling is ready, my network rack isn’t set up yet. In the meantime, I’m using my Raspberry Pi as an internal router for my wired machines. Here’s how I configured it to route traffic between my wired LAN (<text:span text:style-name="Source_20_Text">eth0</text:span>) and WiFi (<text:span text:style-name="Source_20_Text">wlan0</text:span>), and also act as a DNS server for my local network.</text:p>
      <text:h text:style-name="Heading_20_2" text:outline-level="2">1. Update and Install Required Packages</text:h>
      <text:p text:style-name="Text_20_body">First, update your system and install the necessary packages:</text:p>
      <text:p text:style-name="Preformatted_20_Text"><text:span text:style-name="Source_20_Text"><text:span text:style-name="T1">sudo apt update &amp;&amp; sudo apt upgrade -y</text:span></text:span></text:p>
      <text:p text:style-name="Preformatted_20_Text"><text:span text:style-name="Source_20_Text"><text:span text:style-name="T1">sudo apt install dnsmasq iptables</text:span></text:span></text:p>
      <text:p text:style-name="P2"><text:span text:style-name="Source_20_Text"><text:span text:style-name="T1">sudo apt install iptables-persistent</text:span></text:span></text:p>
      <text:h text:style-name="Heading_20_2" text:outline-level="2">2. Enable IP Forwarding</text:h>
      <text:p text:style-name="Text_20_body">Edit <text:span text:style-name="Source_20_Text">/etc/sysctl.conf</text:span> and add the following lines to enable IP forwarding and disable IPv6 (if not needed):</text:p>
      <text:p text:style-name="Preformatted_20_Text"><text:span text:style-name="Source_20_Text"><text:span text:style-name="T2">net.ipv4.ip_forward</text:span></text:span><text:span text:style-name="Source_20_Text"><text:span text:style-name="T1">=</text:span></text:span><text:span text:style-name="Source_20_Text"><text:span text:style-name="T3">1</text:span></text:span></text:p>
      <text:p text:style-name="Preformatted_20_Text"><text:span text:style-name="Source_20_Text"><text:span text:style-name="T2">net.ipv6.conf.all.disable_ipv6</text:span></text:span><text:span text:style-name="Source_20_Text"><text:span text:style-name="T1">=</text:span></text:span><text:span text:style-name="Source_20_Text"><text:span text:style-name="T3">1</text:span></text:span></text:p>
      <text:p text:style-name="P2"><text:span text:style-name="Source_20_Text"><text:span text:style-name="T2">net.ipv6.conf.default.disable_ipv6</text:span></text:span><text:span text:style-name="Source_20_Text"><text:span text:style-name="T1">=</text:span></text:span><text:span text:style-name="Source_20_Text"><text:span text:style-name="T3">1</text:span></text:span></text:p>
      <text:p text:style-name="Text_20_body">Apply the changes and enable the <text:span text:style-name="Source_20_Text">sysctl</text:span> service:</text:p>
      <text:p text:style-name="Preformatted_20_Text"><text:span text:style-name="Source_20_Text"><text:span text:style-name="T1">sudo sysctl -p</text:span></text:span></text:p>
      <text:p text:style-name="Preformatted_20_Text"><text:span text:style-name="Source_20_Text"><text:span text:style-name="T1">sudo systemctl </text:span></text:span><text:span text:style-name="Source_20_Text"><text:span text:style-name="T4">enable</text:span></text:span><text:span text:style-name="Source_20_Text"><text:span text:style-name="T1"> systemd-sysctl</text:span></text:span></text:p>
      <text:p text:style-name="P2"><text:span text:style-name="Source_20_Text"><text:span text:style-name="T1">sudo systemctl start systemd-sysctl</text:span></text:span></text:p>
      <text:h text:style-name="Heading_20_2" text:outline-level="2">3. Configure iptables for NAT and Forwarding</text:h>
      <text:p text:style-name="Text_20_body">Set up NAT and forwarding rules:</text:p>
      <text:p text:style-name="Preformatted_20_Text"><text:span text:style-name="Source_20_Text"><text:span text:style-name="T1">sudo iptables -t nat -A POSTROUTING -o wlan0 -j MASQUERADE</text:span></text:span></text:p>
      <text:p text:style-name="Preformatted_20_Text"><text:span text:style-name="Source_20_Text"><text:span text:style-name="T1">sudo iptables -A FORWARD -i wlan0 -o eth0 -m state --state RELATED,ESTABLISHED -j ACCEPT</text:span></text:span></text:p>
      <text:p text:style-name="P2"><text:span text:style-name="Source_20_Text"><text:span text:style-name="T1">sudo iptables -A FORWARD -i eth0 -o wlan0 -j ACCEPT</text:span></text:span></text:p>
      <text:p text:style-name="Text_20_body">Save the iptables configuration to persist after reboot:</text:p>
      <text:p text:style-name="P2"><text:span text:style-name="Source_20_Text"><text:span text:style-name="T1">sudo netfilter-persistent save</text:span></text:span></text:p>
      <text:p text:style-name="Text_20_body">At this point, your wired machines should be able to access the internet through the Raspberry Pi!</text:p>
      <text:h text:style-name="Heading_20_2" text:outline-level="2"><text:soft-page-break/>4. Disable WiFi Power Management for Stability</text:h>
      <text:p text:style-name="Text_20_body">Create or edit <text:span text:style-name="Source_20_Text">/etc/rc.local</text:span>:</text:p>
      <text:p text:style-name="P2"><text:span text:style-name="Source_20_Text"><text:span text:style-name="T1">sudo nano /etc/rc.local</text:span></text:span></text:p>
      <text:p text:style-name="Text_20_body">Add the following content to disable WiFi power saving:</text:p>
      <text:p text:style-name="Preformatted_20_Text"><text:span text:style-name="Source_20_Text"><text:span text:style-name="T5">#!/bin/sh -e</text:span></text:span></text:p>
      <text:p text:style-name="P3"><text:span text:style-name="Source_20_Text"><text:span text:style-name="T6">#</text:span></text:span></text:p>
      <text:p text:style-name="P3"><text:span text:style-name="Source_20_Text"><text:span text:style-name="T6"># rc.local</text:span></text:span></text:p>
      <text:p text:style-name="P3"><text:span text:style-name="Source_20_Text"><text:span text:style-name="T6">#</text:span></text:span></text:p>
      <text:p text:style-name="P3"><text:span text:style-name="Source_20_Text"><text:span text:style-name="T6"># This script is executed at the end of each multiuser runlevel.</text:span></text:span></text:p>
      <text:p text:style-name="P3"><text:span text:style-name="Source_20_Text"><text:span text:style-name="T6"># Make sure that the script will "exit 0" on success or any other</text:span></text:span></text:p>
      <text:p text:style-name="P3"><text:span text:style-name="Source_20_Text"><text:span text:style-name="T6"># value on error.</text:span></text:span></text:p>
      <text:p text:style-name="P3"><text:span text:style-name="Source_20_Text"><text:span text:style-name="T6">#</text:span></text:span></text:p>
      <text:p text:style-name="P3"><text:span text:style-name="Source_20_Text"><text:span text:style-name="T6"># By default, this script does nothing.</text:span></text:span></text:p>
      <text:p text:style-name="P3"><text:span text:style-name="Source_20_Text"><text:span text:style-name="T6"># Disable WiFi power saving</text:span></text:span></text:p>
      <text:p text:style-name="Preformatted_20_Text"><text:span text:style-name="Source_20_Text"><text:span text:style-name="T1">iwconfig wlan0 power off</text:span></text:span></text:p>
      <text:p text:style-name="P2"><text:span text:style-name="Source_20_Text"><text:span text:style-name="T4">exit</text:span></text:span><text:span text:style-name="Source_20_Text"><text:span text:style-name="T1"> 0</text:span></text:span></text:p>
      <text:p text:style-name="Text_20_body">Make it executable and enable the service:</text:p>
      <text:p text:style-name="Preformatted_20_Text"><text:span text:style-name="Source_20_Text"><text:span text:style-name="T1">sudo chmod +x /etc/rc.local</text:span></text:span></text:p>
      <text:p text:style-name="Preformatted_20_Text"><text:span text:style-name="Source_20_Text"><text:span text:style-name="T1">sudo systemctl </text:span></text:span><text:span text:style-name="Source_20_Text"><text:span text:style-name="T4">enable</text:span></text:span><text:span text:style-name="Source_20_Text"><text:span text:style-name="T1"> rc-local</text:span></text:span></text:p>
      <text:p text:style-name="P2"><text:span text:style-name="Source_20_Text"><text:span text:style-name="T1">sudo systemctl start rc-local</text:span></text:span></text:p>
      <text:p text:style-name="Text_20_body">Verify the setting:</text:p>
      <text:p text:style-name="P2"><text:span text:style-name="Source_20_Text"><text:span text:style-name="T1">iwconfig wlan0 | grep </text:span></text:span><text:span text:style-name="Source_20_Text"><text:span text:style-name="T8">"Power Management"</text:span></text:span></text:p>
      <text:p text:style-name="P2"><text:span text:style-name="Source_20_Text"><text:span text:style-name="T8"><text:s text:c="2"/>&gt; Power Management:off</text:span></text:span></text:p>
      <text:h text:style-name="Heading_20_2" text:outline-level="2">5. Ensure IP Forwarding Persists After Reboot</text:h>
      <text:p text:style-name="Text_20_body">Unfortunately, IP forwarding <text:span text:style-name="T11">is</text:span> still being disabled at boot. To fix this, I created a custom service <text:span text:style-name="T11">that should start late in the boot process to avoid the config to be overwritten</text:span>:</text:p>
      <text:p text:style-name="Text_20_body">Create <text:span text:style-name="Source_20_Text">/etc/systemd/system/late-ip-forward.service</text:span>:</text:p>
      <text:p text:style-name="Preformatted_20_Text"><text:span text:style-name="Source_20_Text"><text:span text:style-name="T9">[Unit]</text:span></text:span></text:p>
      <text:p text:style-name="Preformatted_20_Text"><text:span text:style-name="Source_20_Text"><text:span text:style-name="T2">Description</text:span></text:span><text:span text:style-name="Source_20_Text"><text:span text:style-name="T1">=Set IP forwarding (late)</text:span></text:span></text:p>
      <text:p text:style-name="Preformatted_20_Text"><text:span text:style-name="Source_20_Text"><text:span text:style-name="T2">After</text:span></text:span><text:span text:style-name="Source_20_Text"><text:span text:style-name="T1">=network-</text:span></text:span><text:span text:style-name="Source_20_Text"><text:span text:style-name="T10">on</text:span></text:span><text:span text:style-name="Source_20_Text"><text:span text:style-name="T1">line.target dnsmasq.service netfilter-persistent.service NetworkManager-wait-</text:span></text:span><text:span text:style-name="Source_20_Text"><text:span text:style-name="T10">on</text:span></text:span><text:span text:style-name="Source_20_Text"><text:span text:style-name="T1">line.service</text:span></text:span></text:p>
      <text:p text:style-name="Preformatted_20_Text"><text:span text:style-name="Source_20_Text"><text:span text:style-name="T2">Wants</text:span></text:span><text:span text:style-name="Source_20_Text"><text:span text:style-name="T1">=network-</text:span></text:span><text:span text:style-name="Source_20_Text"><text:span text:style-name="T10">on</text:span></text:span><text:span text:style-name="Source_20_Text"><text:span text:style-name="T1">line.target</text:span></text:span></text:p>
      <text:p text:style-name="Preformatted_20_Text"/>
      <text:p text:style-name="Preformatted_20_Text"><text:span text:style-name="Source_20_Text"><text:span text:style-name="T9">[Service]</text:span></text:span></text:p>
      <text:p text:style-name="Preformatted_20_Text"><text:span text:style-name="Source_20_Text"><text:span text:style-name="T2">Type</text:span></text:span><text:span text:style-name="Source_20_Text"><text:span text:style-name="T1">=</text:span></text:span><text:span text:style-name="Source_20_Text"><text:span text:style-name="T10">on</text:span></text:span><text:span text:style-name="Source_20_Text"><text:span text:style-name="T1">eshot</text:span></text:span></text:p>
      <text:p text:style-name="Preformatted_20_Text"><text:span text:style-name="Source_20_Text"><text:span text:style-name="T2">ExecStart</text:span></text:span><text:span text:style-name="Source_20_Text"><text:span text:style-name="T1">=/sbin/sysctl -w net.ipv4.ip_forward=</text:span></text:span><text:span text:style-name="Source_20_Text"><text:span text:style-name="T3">1</text:span></text:span></text:p>
      <text:p text:style-name="Preformatted_20_Text"/>
      <text:p text:style-name="Preformatted_20_Text"><text:span text:style-name="Source_20_Text"><text:span text:style-name="T9">[Install]</text:span></text:span></text:p>
      <text:p text:style-name="P2"><text:span text:style-name="Source_20_Text"><text:span text:style-name="T2">WantedBy</text:span></text:span><text:span text:style-name="Source_20_Text"><text:span text:style-name="T1">=multi-user.target</text:span></text:span></text:p>
      <text:p text:style-name="Text_20_body"><text:soft-page-break/>Enable the service:</text:p>
      <text:p text:style-name="Preformatted_20_Text"><text:span text:style-name="Source_20_Text"><text:span text:style-name="T1">sudo systemctl daemon-reload</text:span></text:span></text:p>
      <text:p text:style-name="P2"><text:span text:style-name="Source_20_Text"><text:span text:style-name="T1">sudo systemctl </text:span></text:span><text:span text:style-name="Source_20_Text"><text:span text:style-name="T4">enable</text:span></text:span><text:span text:style-name="Source_20_Text"><text:span text:style-name="T1"> late-ip-forward.service</text:span></text:span></text:p>
      <text:p text:style-name="Text_20_body">Reboot your Raspberry Pi. IP forwarding <text:span text:style-name="T11">is now persistent!</text:span></text:p>
      <text:h text:style-name="Heading_20_2" text:outline-level="2">6. Configure dnsmasq for Local DNS Resolution</text:h>
      <text:p text:style-name="P1">I want my RPI to be the DNS server for my internal network, I’m using dnsmasq to handle that.</text:p>
      <text:p text:style-name="Text_20_body">Edit <text:span text:style-name="Source_20_Text">/etc/dnsmasq.conf</text:span>:</text:p>
      <text:p text:style-name="P3"><text:span text:style-name="Source_20_Text"><text:span text:style-name="T6"># Listen only on the wired LAN interface (eth0)</text:span></text:span></text:p>
      <text:p text:style-name="Preformatted_20_Text"><text:span text:style-name="Source_20_Text"><text:span text:style-name="T2">interface</text:span></text:span><text:span text:style-name="Source_20_Text"><text:span text:style-name="T1">=eth0</text:span></text:span></text:p>
      <text:p text:style-name="P3"><text:span text:style-name="Source_20_Text"><text:span text:style-name="T6"># Specify the local domain</text:span></text:span></text:p>
      <text:p text:style-name="Preformatted_20_Text"><text:span text:style-name="Source_20_Text"><text:span text:style-name="T2">local</text:span></text:span><text:span text:style-name="Source_20_Text"><text:span text:style-name="T1">=/mydomain.local/</text:span></text:span></text:p>
      <text:p text:style-name="P3"><text:span text:style-name="Source_20_Text"><text:span text:style-name="T6"># Forward DNS requests for non-local domains to upstream DNS (via wlan0)</text:span></text:span></text:p>
      <text:p text:style-name="Preformatted_20_Text"><text:span text:style-name="Source_20_Text"><text:span text:style-name="T2">server</text:span></text:span><text:span text:style-name="Source_20_Text"><text:span text:style-name="T1">=</text:span></text:span><text:span text:style-name="Source_20_Text"><text:span text:style-name="T3">1.1</text:span></text:span><text:span text:style-name="Source_20_Text"><text:span text:style-name="T1">.</text:span></text:span><text:span text:style-name="Source_20_Text"><text:span text:style-name="T3">1.1</text:span></text:span></text:p>
      <text:p text:style-name="Preformatted_20_Text"><text:span text:style-name="Source_20_Text"><text:span text:style-name="T2">server</text:span></text:span><text:span text:style-name="Source_20_Text"><text:span text:style-name="T1">=</text:span></text:span><text:span text:style-name="Source_20_Text"><text:span text:style-name="T3">8.8</text:span></text:span><text:span text:style-name="Source_20_Text"><text:span text:style-name="T1">.</text:span></text:span><text:span text:style-name="Source_20_Text"><text:span text:style-name="T3">8.8</text:span></text:span></text:p>
      <text:p text:style-name="P3"><text:span text:style-name="Source_20_Text"><text:span text:style-name="T6"># Use /etc/hosts for local hostname lookup</text:span></text:span></text:p>
      <text:p text:style-name="P2"><text:span text:style-name="Source_20_Text"><text:span text:style-name="T2">addn-hosts</text:span></text:span><text:span text:style-name="Source_20_Text"><text:span text:style-name="T1">=/etc/hosts</text:span></text:span></text:p>
      <text:p text:style-name="Text_20_body">Add your local hosts to <text:span text:style-name="Source_20_Text">/etc/hosts</text:span>:</text:p>
      <text:p text:style-name="Preformatted_20_Text"><text:span text:style-name="Source_20_Text"><text:span text:style-name="T1">192.168.1.1 <text:s text:c="2"/>rpi.mydomain.local</text:span></text:span></text:p>
      <text:p text:style-name="Preformatted_20_Text"><text:span text:style-name="Source_20_Text"><text:span text:style-name="T1">192.168.1.100 machine1.mydomain.local</text:span></text:span></text:p>
      <text:p text:style-name="P2"><text:span text:style-name="Source_20_Text"><text:span text:style-name="T7"># Add more entries as needed</text:span></text:span></text:p>
      <text:p text:style-name="Text_20_body">Restart <text:span text:style-name="Source_20_Text">dnsmasq</text:span>:</text:p>
      <text:p text:style-name="P2"><text:span text:style-name="Source_20_Text"><text:span text:style-name="T1">sudo systemctl restart dnsmasq</text:span></text:span></text:p>
      <text:p text:style-name="Text_20_body">Now, you can ping machines by their fully qualified domain names (FQDN):</text:p>
      <text:p text:style-name="P2"><text:span text:style-name="Source_20_Text"><text:span text:style-name="T1">ping rpi.mydomain.local</text:span></text:span></text:p>
      <text:h text:style-name="Heading_20_2" text:outline-level="2">7. Simplify Access with Search Domains</text:h>
      <text:p text:style-name="Text_20_body">To avoid typing the full FQDN, update your client’s network configuration to include the search domain. On Ubuntu (and flavors), edit your Netplan config (e.g., <text:span text:style-name="Source_20_Text">/etc/netplan/01-netcfg.yaml</text:span>):</text:p>
      <text:p text:style-name="Preformatted_20_Text"><text:span text:style-name="Source_20_Text"><text:span text:style-name="T2">network:</text:span></text:span></text:p>
      <text:p text:style-name="Preformatted_20_Text"><text:span text:style-name="Source_20_Text"><text:span text:style-name="T1"><text:s text:c="2"/></text:span></text:span><text:span text:style-name="Source_20_Text"><text:span text:style-name="T2">version:</text:span></text:span><text:span text:style-name="Source_20_Text"><text:span text:style-name="T1"> </text:span></text:span><text:span text:style-name="Source_20_Text"><text:span text:style-name="T3">2</text:span></text:span></text:p>
      <text:p text:style-name="Preformatted_20_Text"><text:span text:style-name="Source_20_Text"><text:span text:style-name="T1"><text:s text:c="2"/></text:span></text:span><text:span text:style-name="Source_20_Text"><text:span text:style-name="T2">renderer:</text:span></text:span><text:span text:style-name="Source_20_Text"><text:span text:style-name="T1"> </text:span></text:span><text:span text:style-name="Source_20_Text"><text:span text:style-name="T8">networkd</text:span></text:span></text:p>
      <text:p text:style-name="Preformatted_20_Text"><text:span text:style-name="Source_20_Text"><text:span text:style-name="T1"><text:s text:c="2"/></text:span></text:span><text:span text:style-name="Source_20_Text"><text:span text:style-name="T2">ethernets:</text:span></text:span></text:p>
      <text:p text:style-name="Preformatted_20_Text"><text:span text:style-name="Source_20_Text"><text:span text:style-name="T1"><text:s text:c="4"/></text:span></text:span><text:span text:style-name="Source_20_Text"><text:span text:style-name="T2">eth0:</text:span></text:span></text:p>
      <text:p text:style-name="Preformatted_20_Text"><text:span text:style-name="Source_20_Text"><text:span text:style-name="T1"><text:s text:c="6"/></text:span></text:span><text:span text:style-name="Source_20_Text"><text:span text:style-name="T2">dhcp4:</text:span></text:span><text:span text:style-name="Source_20_Text"><text:span text:style-name="T1"> </text:span></text:span><text:span text:style-name="Source_20_Text"><text:span text:style-name="T10">no</text:span></text:span></text:p>
      <text:p text:style-name="Preformatted_20_Text"><text:soft-page-break/><text:span text:style-name="Source_20_Text"><text:span text:style-name="T1"><text:s text:c="6"/></text:span></text:span><text:span text:style-name="Source_20_Text"><text:span text:style-name="T2">addresses:</text:span></text:span><text:span text:style-name="Source_20_Text"><text:span text:style-name="T1"> [</text:span></text:span><text:span text:style-name="Source_20_Text"><text:span text:style-name="T3">192.168.1.100</text:span></text:span><text:span text:style-name="Source_20_Text"><text:span text:style-name="T8">/24</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2">gateway4:</text:span></text:span><text:span text:style-name="Source_20_Text"><text:span text:style-name="T1"> </text:span></text:span><text:span text:style-name="Source_20_Text"><text:span text:style-name="T3">192.168.1.1</text:span></text:span></text:p>
      <text:p text:style-name="Preformatted_20_Text"><text:span text:style-name="Source_20_Text"><text:span text:style-name="T1"><text:s text:c="6"/></text:span></text:span><text:span text:style-name="Source_20_Text"><text:span text:style-name="T2">nameservers:</text:span></text:span></text:p>
      <text:p text:style-name="Preformatted_20_Text"><text:span text:style-name="Source_20_Text"><text:span text:style-name="T1"><text:s text:c="8"/></text:span></text:span><text:span text:style-name="Source_20_Text"><text:span text:style-name="T2">addresses:</text:span></text:span><text:span text:style-name="Source_20_Text"><text:span text:style-name="T1"> [</text:span></text:span><text:span text:style-name="Source_20_Text"><text:span text:style-name="T3">192.168.1.1</text:span></text:span><text:span text:style-name="Source_20_Text"><text:span text:style-name="T1">] <text:s/></text:span></text:span><text:span text:style-name="Source_20_Text"><text:span text:style-name="T7"># Your RPi's IP (DNS server)</text:span></text:span></text:p>
      <text:p text:style-name="P2"><text:span text:style-name="Source_20_Text"><text:span text:style-name="T1"><text:s text:c="8"/></text:span></text:span><text:span text:style-name="Source_20_Text"><text:span text:style-name="T2">search:</text:span></text:span><text:span text:style-name="Source_20_Text"><text:span text:style-name="T1"> [</text:span></text:span><text:span text:style-name="Source_20_Text"><text:span text:style-name="T8">mydomain.local</text:span></text:span><text:span text:style-name="Source_20_Text"><text:span text:style-name="T1">]</text:span></text:span></text:p>
      <text:p text:style-name="Text_20_body">Apply the changes:</text:p>
      <text:p text:style-name="P2"><text:span text:style-name="Source_20_Text"><text:span text:style-name="T1">sudo netplan apply</text:span></text:span></text:p>
      <text:p text:style-name="Text_20_body">Now, you can ping machines using just their hostnames:</text:p>
      <text:p text:style-name="P2"><text:span text:style-name="Source_20_Text"><text:span text:style-name="T1">ping pi</text:span></text:span></text:p>
      <text:h text:style-name="Heading_20_2" text:outline-level="2">Conclusion</text:h>
      <text:p text:style-name="Text_20_body">With these steps, your Raspberry Pi is now acting as both a router and a DNS server for your local network. Your wired machines can access the internet, and you can resolve local hostnames easily. This setup is a great temporary solution while <text:span text:style-name="T12">I’m</text:span> prepar<text:span text:style-name="T12">ing</text:span> <text:span text:style-name="T12">my</text:span> <text:span text:style-name="T12">more </text:span>permanent network infra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ja" style:country-asian="JP" style:font-name-complex="Noto Sans Arabic U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6-13T00:00:00</meta:creation-date>
    <dc:date>2025-12-05T15:53:38.635379192</dc:date>
    <meta:editing-duration>P3DT3H46M20S</meta:editing-duration>
    <meta:editing-cycles>7</meta:editing-cycles>
    <meta:document-statistic meta:table-count="0" meta:image-count="0" meta:object-count="0" meta:page-count="4" meta:paragraph-count="102" meta:word-count="643" meta:character-count="4363" meta:non-whitespace-character-count="3768"/>
  </office:meta>
</office:document-meta>
</file>